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lement a scheduler</text:p>
      <text:p text:style-name="Standard"/>
      <text:p text:style-name="Standard">given a discrete event simulator – simulates time, jobs arriving, jobs running</text:p>
      <text:p text:style-name="Standard"/>
      <text:p text:style-name="Standard">our library will inform scheduler which job should run next</text:p>
      <text:p text:style-name="Standard"/>
      <text:p text:style-name="Standard">Part 1: make the priority queue – finish implementation of libpriqueue</text:p>
      <text:p text:style-name="Standard"/>
      <text:p text:style-name="Standard">Part 2: scheduler – given a set of cores to schedule a set of tasks on, implement a multi-core scheduler</text:p>
      <text:p text:style-name="Standard">use the priority queue from part 1</text:p>
      <text:p text:style-name="Standard"/>
      <text:p text:style-name="Standard">implement 8 functions defined in libscheduler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2T12:30:28.45</meta:creation-date>
    <meta:generator>OpenOffice/4.1.2$Win32 OpenOffice.org_project/412m3$Build-9782</meta:generator>
    <dc:date>2017-03-22T12:38:00.64</dc:date>
    <meta:editing-duration>PT7M29S</meta:editing-duration>
    <meta:editing-cycles>6</meta:editing-cycles>
    <meta:document-statistic meta:table-count="0" meta:image-count="0" meta:object-count="0" meta:page-count="1" meta:paragraph-count="7" meta:word-count="69" meta:character-count="413"/>
  </office:meta>
</office:document-meta>
</file>